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24in" svg:height="5.3437in" svg:x="6.5909in" svg:y="1.2858in">
            <draw:object draw:notify-on-update-of-ranges="Sheet1.A2:Sheet1.A32 Sheet1.F2:Sheet1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13in" svg:height="4.737in" svg:x="6.689in" svg:y="8.2402in">
            <draw:object draw:notify-on-update-of-ranges="Sheet1.A42:Sheet1.A69 Sheet1.F42:Sheet1.F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8724in" svg:height="4.6535in" svg:x="6.1571in" svg:y="14.7028in">
            <draw:object draw:notify-on-update-of-ranges="Sheet1.A83:Sheet1.A110 Sheet1.F83:Sheet1.F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" calcext:value-type="float">
            <text:p>0.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61" calcext:value-type="float">
            <text:p>0.6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813" calcext:value-type="float">
            <text:p>0.813</text:p>
          </table:table-cell>
          <table:table-cell office:value-type="float" office:value="0.918" calcext:value-type="float">
            <text:p>0.918</text:p>
          </table:table-cell>
          <table:table-cell office:value-type="float" office:value="1.006" calcext:value-type="float">
            <text:p>1.006</text:p>
          </table:table-cell>
          <table:table-cell office:value-type="float" office:value="1.07" calcext:value-type="float">
            <text:p>1.07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104" calcext:value-type="float">
            <text:p>1.104</text:p>
          </table:table-cell>
          <table:table-cell office:value-type="float" office:value="1.077" calcext:value-type="float">
            <text:p>1.077</text:p>
          </table:table-cell>
          <table:table-cell office:value-type="float" office:value="1.099" calcext:value-type="float">
            <text:p>1.099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.391" calcext:value-type="float">
            <text:p>1.391</text:p>
          </table:table-cell>
          <table:table-cell office:value-type="float" office:value="1.39" calcext:value-type="float">
            <text:p>1.39</text:p>
          </table:table-cell>
          <table:table-cell office:value-type="float" office:value="1.322" calcext:value-type="float">
            <text:p>1.322</text:p>
          </table:table-cell>
          <table:table-cell office:value-type="float" office:value="1.412" calcext:value-type="float">
            <text:p>1.41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725" calcext:value-type="float">
            <text:p>1.725</text:p>
          </table:table-cell>
          <table:table-cell office:value-type="float" office:value="1.808" calcext:value-type="float">
            <text:p>1.808</text:p>
          </table:table-cell>
          <table:table-cell office:value-type="float" office:value="1.584" calcext:value-type="float">
            <text:p>1.584</text:p>
          </table:table-cell>
          <table:table-cell office:value-type="float" office:value="1.909" calcext:value-type="float">
            <text:p>1.909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.965" calcext:value-type="float">
            <text:p>1.965</text:p>
          </table:table-cell>
          <table:table-cell office:value-type="float" office:value="1.939" calcext:value-type="float">
            <text:p>1.939</text:p>
          </table:table-cell>
          <table:table-cell office:value-type="float" office:value="1.887" calcext:value-type="float">
            <text:p>1.887</text:p>
          </table:table-cell>
          <table:table-cell office:value-type="float" office:value="1.884" calcext:value-type="float">
            <text:p>1.884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265" calcext:value-type="float">
            <text:p>2.265</text:p>
          </table:table-cell>
          <table:table-cell office:value-type="float" office:value="2.261" calcext:value-type="float">
            <text:p>2.261</text:p>
          </table:table-cell>
          <table:table-cell office:value-type="float" office:value="2.144" calcext:value-type="float">
            <text:p>2.144</text:p>
          </table:table-cell>
          <table:table-cell office:value-type="float" office:value="2.263" calcext:value-type="float">
            <text:p>2.263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.547" calcext:value-type="float">
            <text:p>2.547</text:p>
          </table:table-cell>
          <table:table-cell office:value-type="float" office:value="2.627" calcext:value-type="float">
            <text:p>2.627</text:p>
          </table:table-cell>
          <table:table-cell office:value-type="float" office:value="2.651" calcext:value-type="float">
            <text:p>2.651</text:p>
          </table:table-cell>
          <table:table-cell office:value-type="float" office:value="2.793" calcext:value-type="float">
            <text:p>2.79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919" calcext:value-type="float">
            <text:p>2.919</text:p>
          </table:table-cell>
          <table:table-cell office:value-type="float" office:value="3.034" calcext:value-type="float">
            <text:p>3.034</text:p>
          </table:table-cell>
          <table:table-cell office:value-type="float" office:value="2.944" calcext:value-type="float">
            <text:p>2.944</text:p>
          </table:table-cell>
          <table:table-cell office:value-type="float" office:value="3.028" calcext:value-type="float">
            <text:p>3.02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.428" calcext:value-type="float">
            <text:p>3.428</text:p>
          </table:table-cell>
          <table:table-cell office:value-type="float" office:value="3.362" calcext:value-type="float">
            <text:p>3.362</text:p>
          </table:table-cell>
          <table:table-cell office:value-type="float" office:value="3.406" calcext:value-type="float">
            <text:p>3.406</text:p>
          </table:table-cell>
          <table:table-cell office:value-type="float" office:value="3.468" calcext:value-type="float">
            <text:p>3.468</text:p>
          </table:table-cell>
          <table:table-cell office:value-type="float" office:value="3.335" calcext:value-type="float">
            <text:p>3.33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683" calcext:value-type="float">
            <text:p>3.683</text:p>
          </table:table-cell>
          <table:table-cell office:value-type="float" office:value="3.686" calcext:value-type="float">
            <text:p>3.686</text:p>
          </table:table-cell>
          <table:table-cell office:value-type="float" office:value="3.756" calcext:value-type="float">
            <text:p>3.756</text:p>
          </table:table-cell>
          <table:table-cell office:value-type="float" office:value="3.846" calcext:value-type="float">
            <text:p>3.846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4.399" calcext:value-type="float">
            <text:p>4.399</text:p>
          </table:table-cell>
          <table:table-cell office:value-type="float" office:value="4.287" calcext:value-type="float">
            <text:p>4.287</text:p>
          </table:table-cell>
          <table:table-cell office:value-type="float" office:value="4.815" calcext:value-type="float">
            <text:p>4.815</text:p>
          </table:table-cell>
          <table:table-cell office:value-type="float" office:value="4.249" calcext:value-type="float">
            <text:p>4.249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.607" calcext:value-type="float">
            <text:p>4.607</text:p>
          </table:table-cell>
          <table:table-cell office:value-type="float" office:value="4.691" calcext:value-type="float">
            <text:p>4.691</text:p>
          </table:table-cell>
          <table:table-cell office:value-type="float" office:value="4.863" calcext:value-type="float">
            <text:p>4.863</text:p>
          </table:table-cell>
          <table:table-cell office:value-type="float" office:value="4.722" calcext:value-type="float">
            <text:p>4.722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.358" calcext:value-type="float">
            <text:p>5.358</text:p>
          </table:table-cell>
          <table:table-cell office:value-type="float" office:value="5.121" calcext:value-type="float">
            <text:p>5.121</text:p>
          </table:table-cell>
          <table:table-cell office:value-type="float" office:value="5.243" calcext:value-type="float">
            <text:p>5.243</text:p>
          </table:table-cell>
          <table:table-cell office:value-type="float" office:value="5.212" calcext:value-type="float">
            <text:p>5.212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651" calcext:value-type="float">
            <text:p>5.651</text:p>
          </table:table-cell>
          <table:table-cell office:value-type="float" office:value="5.732" calcext:value-type="float">
            <text:p>5.732</text:p>
          </table:table-cell>
          <table:table-cell office:value-type="float" office:value="5.63" calcext:value-type="float">
            <text:p>5.63</text:p>
          </table:table-cell>
          <table:table-cell office:value-type="float" office:value="5.703" calcext:value-type="float">
            <text:p>5.703</text:p>
          </table:table-cell>
          <table:table-cell office:value-type="float" office:value="5.697" calcext:value-type="float">
            <text:p>5.697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6.193" calcext:value-type="float">
            <text:p>6.193</text:p>
          </table:table-cell>
          <table:table-cell office:value-type="float" office:value="6.471" calcext:value-type="float">
            <text:p>6.471</text:p>
          </table:table-cell>
          <table:table-cell office:value-type="float" office:value="6.261" calcext:value-type="float">
            <text:p>6.261</text:p>
          </table:table-cell>
          <table:table-cell office:value-type="float" office:value="6.266" calcext:value-type="float">
            <text:p>6.266</text:p>
          </table:table-cell>
          <table:table-cell office:value-type="float" office:value="6.312" calcext:value-type="float">
            <text:p>6.31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6.871" calcext:value-type="float">
            <text:p>6.871</text:p>
          </table:table-cell>
          <table:table-cell office:value-type="float" office:value="6.949" calcext:value-type="float">
            <text:p>6.949</text:p>
          </table:table-cell>
          <table:table-cell office:value-type="float" office:value="6.957" calcext:value-type="float">
            <text:p>6.957</text:p>
          </table:table-cell>
          <table:table-cell office:value-type="float" office:value="6.991" calcext:value-type="float">
            <text:p>6.991</text:p>
          </table:table-cell>
          <table:table-cell office:value-type="float" office:value="6.956" calcext:value-type="float">
            <text:p>6.95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7.604" calcext:value-type="float">
            <text:p>7.604</text:p>
          </table:table-cell>
          <table:table-cell office:value-type="float" office:value="7.622" calcext:value-type="float">
            <text:p>7.622</text:p>
          </table:table-cell>
          <table:table-cell office:value-type="float" office:value="7.842" calcext:value-type="float">
            <text:p>7.842</text:p>
          </table:table-cell>
          <table:table-cell office:value-type="float" office:value="8.251" calcext:value-type="float">
            <text:p>8.251</text:p>
          </table:table-cell>
          <table:table-cell office:value-type="float" office:value="7.829" calcext:value-type="float">
            <text:p>7.82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.369" calcext:value-type="float">
            <text:p>8.369</text:p>
          </table:table-cell>
          <table:table-cell office:value-type="float" office:value="8.478" calcext:value-type="float">
            <text:p>8.478</text:p>
          </table:table-cell>
          <table:table-cell office:value-type="float" office:value="8.207" calcext:value-type="float">
            <text:p>8.207</text:p>
          </table:table-cell>
          <table:table-cell office:value-type="float" office:value="8.324" calcext:value-type="float">
            <text:p>8.324</text:p>
          </table:table-cell>
          <table:table-cell office:value-type="float" office:value="8.031" calcext:value-type="float">
            <text:p>8.031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8.827" calcext:value-type="float">
            <text:p>8.827</text:p>
          </table:table-cell>
          <table:table-cell office:value-type="float" office:value="8.914" calcext:value-type="float">
            <text:p>8.914</text:p>
          </table:table-cell>
          <table:table-cell office:value-type="float" office:value="8.705" calcext:value-type="float">
            <text:p>8.705</text:p>
          </table:table-cell>
          <table:table-cell office:value-type="float" office:value="8.785" calcext:value-type="float">
            <text:p>8.785</text:p>
          </table:table-cell>
          <table:table-cell office:value-type="float" office:value="8.672" calcext:value-type="float">
            <text:p>8.67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.519" calcext:value-type="float">
            <text:p>9.519</text:p>
          </table:table-cell>
          <table:table-cell office:value-type="float" office:value="9.471" calcext:value-type="float">
            <text:p>9.471</text:p>
          </table:table-cell>
          <table:table-cell office:value-type="float" office:value="9.399" calcext:value-type="float">
            <text:p>9.399</text:p>
          </table:table-cell>
          <table:table-cell office:value-type="float" office:value="9.632" calcext:value-type="float">
            <text:p>9.632</text:p>
          </table:table-cell>
          <table:table-cell office:value-type="float" office:value="9.533" calcext:value-type="float">
            <text:p>9.53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3.195" calcext:value-type="float">
            <text:p>13.195</text:p>
          </table:table-cell>
          <table:table-cell table:number-columns-repeated="2" office:value-type="float" office:value="10.081" calcext:value-type="float">
            <text:p>10.081</text:p>
          </table:table-cell>
          <table:table-cell office:value-type="float" office:value="10.115" calcext:value-type="float">
            <text:p>10.115</text:p>
          </table:table-cell>
          <table:table-cell office:value-type="float" office:value="10.303" calcext:value-type="float">
            <text:p>10.3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.838" calcext:value-type="float">
            <text:p>10.838</text:p>
          </table:table-cell>
          <table:table-cell office:value-type="float" office:value="10.847" calcext:value-type="float">
            <text:p>10.847</text:p>
          </table:table-cell>
          <table:table-cell office:value-type="float" office:value="11.075" calcext:value-type="float">
            <text:p>11.075</text:p>
          </table:table-cell>
          <table:table-cell office:value-type="float" office:value="11.062" calcext:value-type="float">
            <text:p>11.062</text:p>
          </table:table-cell>
          <table:table-cell office:value-type="float" office:value="10.844" calcext:value-type="float">
            <text:p>10.844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1.828" calcext:value-type="float">
            <text:p>11.828</text:p>
          </table:table-cell>
          <table:table-cell office:value-type="float" office:value="11.9" calcext:value-type="float">
            <text:p>11.9</text:p>
          </table:table-cell>
          <table:table-cell office:value-type="float" office:value="11.926" calcext:value-type="float">
            <text:p>11.926</text:p>
          </table:table-cell>
          <table:table-cell office:value-type="float" office:value="11.812" calcext:value-type="float">
            <text:p>11.812</text:p>
          </table:table-cell>
          <table:table-cell office:value-type="float" office:value="11.822" calcext:value-type="float">
            <text:p>11.8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2.834" calcext:value-type="float">
            <text:p>12.834</text:p>
          </table:table-cell>
          <table:table-cell office:value-type="float" office:value="12.597" calcext:value-type="float">
            <text:p>12.597</text:p>
          </table:table-cell>
          <table:table-cell office:value-type="float" office:value="12.63" calcext:value-type="float">
            <text:p>12.63</text:p>
          </table:table-cell>
          <table:table-cell office:value-type="float" office:value="12.828" calcext:value-type="float">
            <text:p>12.828</text:p>
          </table:table-cell>
          <table:table-cell office:value-type="float" office:value="12.259" calcext:value-type="float">
            <text:p>12.259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3.604" calcext:value-type="float">
            <text:p>13.604</text:p>
          </table:table-cell>
          <table:table-cell office:value-type="float" office:value="13.553" calcext:value-type="float">
            <text:p>13.553</text:p>
          </table:table-cell>
          <table:table-cell office:value-type="float" office:value="13.478" calcext:value-type="float">
            <text:p>13.478</text:p>
          </table:table-cell>
          <table:table-cell office:value-type="float" office:value="13.613" calcext:value-type="float">
            <text:p>13.613</text:p>
          </table:table-cell>
          <table:table-cell office:value-type="float" office:value="13.471" calcext:value-type="float">
            <text:p>13.47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6.635" calcext:value-type="float">
            <text:p>16.635</text:p>
          </table:table-cell>
          <table:table-cell office:value-type="float" office:value="21.263" calcext:value-type="float">
            <text:p>21.263</text:p>
          </table:table-cell>
          <table:table-cell office:value-type="float" office:value="21.500999" calcext:value-type="float">
            <text:p>21.500999</text:p>
          </table:table-cell>
          <table:table-cell office:value-type="float" office:value="22.302999" calcext:value-type="float">
            <text:p>22.302999</text:p>
          </table:table-cell>
          <table:table-cell office:value-type="float" office:value="22.573999" calcext:value-type="float">
            <text:p>22.573999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4.285999" calcext:value-type="float">
            <text:p>24.285999</text:p>
          </table:table-cell>
          <table:table-cell office:value-type="float" office:value="24.044001" calcext:value-type="float">
            <text:p>24.044001</text:p>
          </table:table-cell>
          <table:table-cell office:value-type="float" office:value="24.400999" calcext:value-type="float">
            <text:p>24.400999</text:p>
          </table:table-cell>
          <table:table-cell office:value-type="float" office:value="24.323" calcext:value-type="float">
            <text:p>24.323</text:p>
          </table:table-cell>
          <table:table-cell office:value-type="float" office:value="24.555" calcext:value-type="float">
            <text:p>24.55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6.027" calcext:value-type="float">
            <text:p>26.027</text:p>
          </table:table-cell>
          <table:table-cell office:value-type="float" office:value="26.261" calcext:value-type="float">
            <text:p>26.261</text:p>
          </table:table-cell>
          <table:table-cell office:value-type="float" office:value="22.542" calcext:value-type="float">
            <text:p>22.542</text:p>
          </table:table-cell>
          <table:table-cell office:value-type="float" office:value="17.084999" calcext:value-type="float">
            <text:p>17.084999</text:p>
          </table:table-cell>
          <table:table-cell office:value-type="float" office:value="16.518" calcext:value-type="float">
            <text:p>16.51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7.256001" calcext:value-type="float">
            <text:p>17.256001</text:p>
          </table:table-cell>
          <table:table-cell office:value-type="float" office:value="17.382" calcext:value-type="float">
            <text:p>17.382</text:p>
          </table:table-cell>
          <table:table-cell office:value-type="float" office:value="17.462999" calcext:value-type="float">
            <text:p>17.462999</text:p>
          </table:table-cell>
          <table:table-cell office:value-type="float" office:value="16.902" calcext:value-type="float">
            <text:p>16.902</text:p>
          </table:table-cell>
          <table:table-cell office:value-type="float" office:value="17.018999" calcext:value-type="float">
            <text:p>17.01899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7.871" calcext:value-type="float">
            <text:p>17.871</text:p>
          </table:table-cell>
          <table:table-cell office:value-type="float" office:value="18.296" calcext:value-type="float">
            <text:p>18.296</text:p>
          </table:table-cell>
          <table:table-cell office:value-type="float" office:value="17.768999" calcext:value-type="float">
            <text:p>17.768999</text:p>
          </table:table-cell>
          <table:table-cell office:value-type="float" office:value="18.035" calcext:value-type="float">
            <text:p>18.035</text:p>
          </table:table-cell>
          <table:table-cell office:value-type="float" office:value="18.083" calcext:value-type="float">
            <text:p>18.083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8.929001" calcext:value-type="float">
            <text:p>18.929001</text:p>
          </table:table-cell>
          <table:table-cell office:value-type="float" office:value="18.726999" calcext:value-type="float">
            <text:p>18.726999</text:p>
          </table:table-cell>
          <table:table-cell office:value-type="float" office:value="18.792999" calcext:value-type="float">
            <text:p>18.792999</text:p>
          </table:table-cell>
          <table:table-cell office:value-type="float" office:value="19.08" calcext:value-type="float">
            <text:p>19.08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2.264" calcext:value-type="float">
            <text:p>32.264</text:p>
          </table:table-cell>
          <table:table-cell office:value-type="float" office:value="31.863001" calcext:value-type="float">
            <text:p>31.863001</text:p>
          </table:table-cell>
          <table:table-cell office:value-type="float" office:value="32.696999" calcext:value-type="float">
            <text:p>32.696999</text:p>
          </table:table-cell>
          <table:table-cell office:value-type="float" office:value="33.242001" calcext:value-type="float">
            <text:p>33.242001</text:p>
          </table:table-cell>
          <table:table-cell office:value-type="float" office:value="32.987" calcext:value-type="float">
            <text:p>32.98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4.487999" calcext:value-type="float">
            <text:p>34.487999</text:p>
          </table:table-cell>
          <table:table-cell office:value-type="float" office:value="34.491001" calcext:value-type="float">
            <text:p>34.491001</text:p>
          </table:table-cell>
          <table:table-cell office:value-type="float" office:value="35.229" calcext:value-type="float">
            <text:p>35.229</text:p>
          </table:table-cell>
          <table:table-cell office:value-type="float" office:value="35.251999" calcext:value-type="float">
            <text:p>35.251999</text:p>
          </table:table-cell>
          <table:table-cell office:value-type="float" office:value="34.941002" calcext:value-type="float">
            <text:p>34.9410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7.168999" calcext:value-type="float">
            <text:p>37.168999</text:p>
          </table:table-cell>
          <table:table-cell office:value-type="float" office:value="37.049999" calcext:value-type="float">
            <text:p>37.049999</text:p>
          </table:table-cell>
          <table:table-cell office:value-type="float" office:value="37.021" calcext:value-type="float">
            <text:p>37.021</text:p>
          </table:table-cell>
          <table:table-cell office:value-type="float" office:value="36.596001" calcext:value-type="float">
            <text:p>36.596001</text:p>
          </table:table-cell>
          <table:table-cell office:value-type="float" office:value="37.464001" calcext:value-type="float">
            <text:p>37.464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5" calcext:value-type="float">
            <text:p>0.705</text:p>
          </table:table-cell>
          <table:table-cell office:value-type="float" office:value="0.694" calcext:value-type="float">
            <text:p>0.694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9" calcext:value-type="float">
            <text:p>0.97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249" calcext:value-type="float">
            <text:p>1.249</text:p>
          </table:table-cell>
          <table:table-cell office:value-type="float" office:value="1.305" calcext:value-type="float">
            <text:p>1.305</text:p>
          </table:table-cell>
          <table:table-cell office:value-type="float" office:value="1.328" calcext:value-type="float">
            <text:p>1.328</text:p>
          </table:table-cell>
          <table:table-cell office:value-type="float" office:value="1.287" calcext:value-type="float">
            <text:p>1.287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636" calcext:value-type="float">
            <text:p>1.636</text:p>
          </table:table-cell>
          <table:table-cell office:value-type="float" office:value="1.583" calcext:value-type="float">
            <text:p>1.583</text:p>
          </table:table-cell>
          <table:table-cell office:value-type="float" office:value="1.652" calcext:value-type="float">
            <text:p>1.652</text:p>
          </table:table-cell>
          <table:table-cell office:value-type="float" office:value="1.623" calcext:value-type="float">
            <text:p>1.623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392" calcext:value-type="float">
            <text:p>2.392</text:p>
          </table:table-cell>
          <table:table-cell office:value-type="float" office:value="2.002" calcext:value-type="float">
            <text:p>2.002</text:p>
          </table:table-cell>
          <table:table-cell office:value-type="float" office:value="2.08" calcext:value-type="float">
            <text:p>2.08</text:p>
          </table:table-cell>
          <table:table-cell office:value-type="float" office:value="2.058" calcext:value-type="float">
            <text:p>2.05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04" calcext:value-type="float">
            <text:p>2.404</text:p>
          </table:table-cell>
          <table:table-cell office:value-type="float" office:value="2.392" calcext:value-type="float">
            <text:p>2.392</text:p>
          </table:table-cell>
          <table:table-cell office:value-type="float" office:value="2.401" calcext:value-type="float">
            <text:p>2.401</text:p>
          </table:table-cell>
          <table:table-cell office:value-type="float" office:value="2.415" calcext:value-type="float">
            <text:p>2.415</text:p>
          </table:table-cell>
          <table:table-cell office:value-type="float" office:value="2.536" calcext:value-type="float">
            <text:p>2.536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948" calcext:value-type="float">
            <text:p>2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115" calcext:value-type="float">
            <text:p>3.115</text:p>
          </table:table-cell>
          <table:table-cell office:value-type="float" office:value="3.189" calcext:value-type="float">
            <text:p>3.189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379" calcext:value-type="float">
            <text:p>3.379</text:p>
          </table:table-cell>
          <table:table-cell office:value-type="float" office:value="3.421" calcext:value-type="float">
            <text:p>3.421</text:p>
          </table:table-cell>
          <table:table-cell office:value-type="float" office:value="3.333" calcext:value-type="float">
            <text:p>3.333</text:p>
          </table:table-cell>
          <table:table-cell office:value-type="float" office:value="3.531" calcext:value-type="float">
            <text:p>3.531</text:p>
          </table:table-cell>
          <table:table-cell office:value-type="float" office:value="3.421" calcext:value-type="float">
            <text:p>3.42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116" calcext:value-type="float">
            <text:p>4.116</text:p>
          </table:table-cell>
          <table:table-cell office:value-type="float" office:value="4.067" calcext:value-type="float">
            <text:p>4.067</text:p>
          </table:table-cell>
          <table:table-cell office:value-type="float" office:value="4.252" calcext:value-type="float">
            <text:p>4.252</text:p>
          </table:table-cell>
          <table:table-cell office:value-type="float" office:value="4.027" calcext:value-type="float">
            <text:p>4.027</text:p>
          </table:table-cell>
          <table:table-cell office:value-type="float" office:value="3.959" calcext:value-type="float">
            <text:p>3.95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75" calcext:value-type="float">
            <text:p>4.575</text:p>
          </table:table-cell>
          <table:table-cell office:value-type="float" office:value="4.753" calcext:value-type="float">
            <text:p>4.753</text:p>
          </table:table-cell>
          <table:table-cell office:value-type="float" office:value="4.775" calcext:value-type="float">
            <text:p>4.775</text:p>
          </table:table-cell>
          <table:table-cell office:value-type="float" office:value="4.764" calcext:value-type="float">
            <text:p>4.764</text:p>
          </table:table-cell>
          <table:table-cell office:value-type="float" office:value="4.996" calcext:value-type="float">
            <text:p>4.996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749" calcext:value-type="float">
            <text:p>5.749</text:p>
          </table:table-cell>
          <table:table-cell office:value-type="float" office:value="5.285" calcext:value-type="float">
            <text:p>5.285</text:p>
          </table:table-cell>
          <table:table-cell office:value-type="float" office:value="5.309" calcext:value-type="float">
            <text:p>5.309</text:p>
          </table:table-cell>
          <table:table-cell office:value-type="float" office:value="5.295" calcext:value-type="float">
            <text:p>5.295</text:p>
          </table:table-cell>
          <table:table-cell office:value-type="float" office:value="5.425" calcext:value-type="float">
            <text:p>5.4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954" calcext:value-type="float">
            <text:p>5.954</text:p>
          </table:table-cell>
          <table:table-cell office:value-type="float" office:value="6.064" calcext:value-type="float">
            <text:p>6.064</text:p>
          </table:table-cell>
          <table:table-cell office:value-type="float" office:value="5.861" calcext:value-type="float">
            <text:p>5.861</text:p>
          </table:table-cell>
          <table:table-cell office:value-type="float" office:value="5.882" calcext:value-type="float">
            <text:p>5.882</text:p>
          </table:table-cell>
          <table:table-cell office:value-type="float" office:value="5.927" calcext:value-type="float">
            <text:p>5.927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6.659" calcext:value-type="float">
            <text:p>6.659</text:p>
          </table:table-cell>
          <table:table-cell office:value-type="float" office:value="6.677" calcext:value-type="float">
            <text:p>6.677</text:p>
          </table:table-cell>
          <table:table-cell office:value-type="float" office:value="6.783" calcext:value-type="float">
            <text:p>6.783</text:p>
          </table:table-cell>
          <table:table-cell office:value-type="float" office:value="6.85" calcext:value-type="float">
            <text:p>6.85</text:p>
          </table:table-cell>
          <table:table-cell office:value-type="float" office:value="6.695" calcext:value-type="float">
            <text:p>6.69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383" calcext:value-type="float">
            <text:p>7.383</text:p>
          </table:table-cell>
          <table:table-cell office:value-type="float" office:value="7.753" calcext:value-type="float">
            <text:p>7.753</text:p>
          </table:table-cell>
          <table:table-cell office:value-type="float" office:value="7.535" calcext:value-type="float">
            <text:p>7.535</text:p>
          </table:table-cell>
          <table:table-cell office:value-type="float" office:value="7.603" calcext:value-type="float">
            <text:p>7.603</text:p>
          </table:table-cell>
          <table:table-cell office:value-type="float" office:value="7.609" calcext:value-type="float">
            <text:p>7.609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2" calcext:value-type="float">
            <text:p>8.502</text:p>
          </table:table-cell>
          <table:table-cell office:value-type="float" office:value="8.533" calcext:value-type="float">
            <text:p>8.533</text:p>
          </table:table-cell>
          <table:table-cell office:value-type="float" office:value="8.522" calcext:value-type="float">
            <text:p>8.522</text:p>
          </table:table-cell>
          <table:table-cell office:value-type="float" office:value="8.582" calcext:value-type="float">
            <text:p>8.5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322" calcext:value-type="float">
            <text:p>9.322</text:p>
          </table:table-cell>
          <table:table-cell office:value-type="float" office:value="10.206" calcext:value-type="float">
            <text:p>10.206</text:p>
          </table:table-cell>
          <table:table-cell office:value-type="float" office:value="9.493" calcext:value-type="float">
            <text:p>9.493</text:p>
          </table:table-cell>
          <table:table-cell office:value-type="float" office:value="9.764" calcext:value-type="float">
            <text:p>9.764</text:p>
          </table:table-cell>
          <table:table-cell office:value-type="float" office:value="9.215" calcext:value-type="float">
            <text:p>9.21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219" calcext:value-type="float">
            <text:p>10.219</text:p>
          </table:table-cell>
          <table:table-cell office:value-type="float" office:value="10.179" calcext:value-type="float">
            <text:p>10.179</text:p>
          </table:table-cell>
          <table:table-cell office:value-type="float" office:value="10.037" calcext:value-type="float">
            <text:p>10.037</text:p>
          </table:table-cell>
          <table:table-cell office:value-type="float" office:value="10.238" calcext:value-type="float">
            <text:p>10.238</text:p>
          </table:table-cell>
          <table:table-cell office:value-type="float" office:value="10.029" calcext:value-type="float">
            <text:p>10.029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.138" calcext:value-type="float">
            <text:p>11.138</text:p>
          </table:table-cell>
          <table:table-cell office:value-type="float" office:value="11.269" calcext:value-type="float">
            <text:p>11.269</text:p>
          </table:table-cell>
          <table:table-cell office:value-type="float" office:value="11.271" calcext:value-type="float">
            <text:p>11.271</text:p>
          </table:table-cell>
          <table:table-cell office:value-type="float" office:value="11.663" calcext:value-type="float">
            <text:p>11.663</text:p>
          </table:table-cell>
          <table:table-cell office:value-type="float" office:value="11.392" calcext:value-type="float">
            <text:p>11.392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5.463" calcext:value-type="float">
            <text:p>15.463</text:p>
          </table:table-cell>
          <table:table-cell office:value-type="float" office:value="12.121" calcext:value-type="float">
            <text:p>12.121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263" calcext:value-type="float">
            <text:p>12.263</text:p>
          </table:table-cell>
          <table:table-cell office:value-type="float" office:value="11.996" calcext:value-type="float">
            <text:p>11.99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.941" calcext:value-type="float">
            <text:p>12.941</text:p>
          </table:table-cell>
          <table:table-cell office:value-type="float" office:value="13.409" calcext:value-type="float">
            <text:p>13.409</text:p>
          </table:table-cell>
          <table:table-cell office:value-type="float" office:value="12.996" calcext:value-type="float">
            <text:p>12.996</text:p>
          </table:table-cell>
          <table:table-cell office:value-type="float" office:value="13.229" calcext:value-type="float">
            <text:p>13.229</text:p>
          </table:table-cell>
          <table:table-cell office:value-type="float" office:value="13.088" calcext:value-type="float">
            <text:p>13.08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4.55" calcext:value-type="float">
            <text:p>14.55</text:p>
          </table:table-cell>
          <table:table-cell office:value-type="float" office:value="14.588" calcext:value-type="float">
            <text:p>14.588</text:p>
          </table:table-cell>
          <table:table-cell office:value-type="float" office:value="14.587" calcext:value-type="float">
            <text:p>14.587</text:p>
          </table:table-cell>
          <table:table-cell office:value-type="float" office:value="14.735" calcext:value-type="float">
            <text:p>14.735</text:p>
          </table:table-cell>
          <table:table-cell office:value-type="float" office:value="14.524" calcext:value-type="float">
            <text:p>14.52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.859" calcext:value-type="float">
            <text:p>15.859</text:p>
          </table:table-cell>
          <table:table-cell office:value-type="float" office:value="15.678" calcext:value-type="float">
            <text:p>15.678</text:p>
          </table:table-cell>
          <table:table-cell office:value-type="float" office:value="15.822" calcext:value-type="float">
            <text:p>15.822</text:p>
          </table:table-cell>
          <table:table-cell office:value-type="float" office:value="15.719" calcext:value-type="float">
            <text:p>15.719</text:p>
          </table:table-cell>
          <table:table-cell office:value-type="float" office:value="15.891" calcext:value-type="float">
            <text:p>15.891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.865" calcext:value-type="float">
            <text:p>16.865</text:p>
          </table:table-cell>
          <table:table-cell office:value-type="float" office:value="21.669001" calcext:value-type="float">
            <text:p>21.669001</text:p>
          </table:table-cell>
          <table:table-cell office:value-type="float" office:value="23.731001" calcext:value-type="float">
            <text:p>23.731001</text:p>
          </table:table-cell>
          <table:table-cell office:value-type="float" office:value="26.16" calcext:value-type="float">
            <text:p>26.16</text:p>
          </table:table-cell>
          <table:table-cell office:value-type="float" office:value="26.872" calcext:value-type="float">
            <text:p>26.87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8.804001" calcext:value-type="float">
            <text:p>28.804001</text:p>
          </table:table-cell>
          <table:table-cell office:value-type="float" office:value="28.719999" calcext:value-type="float">
            <text:p>28.719999</text:p>
          </table:table-cell>
          <table:table-cell office:value-type="float" office:value="29.323" calcext:value-type="float">
            <text:p>29.323</text:p>
          </table:table-cell>
          <table:table-cell office:value-type="float" office:value="29.142" calcext:value-type="float">
            <text:p>29.142</text:p>
          </table:table-cell>
          <table:table-cell office:value-type="float" office:value="29.562" calcext:value-type="float">
            <text:p>29.562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1.895" calcext:value-type="float">
            <text:p>31.895</text:p>
          </table:table-cell>
          <table:table-cell office:value-type="float" office:value="27.454" calcext:value-type="float">
            <text:p>27.454</text:p>
          </table:table-cell>
          <table:table-cell office:value-type="float" office:value="20.551001" calcext:value-type="float">
            <text:p>20.551001</text:p>
          </table:table-cell>
          <table:table-cell office:value-type="float" office:value="19.702999" calcext:value-type="float">
            <text:p>19.702999</text:p>
          </table:table-cell>
          <table:table-cell office:value-type="float" office:value="19.646999" calcext:value-type="float">
            <text:p>19.64699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1.396" calcext:value-type="float">
            <text:p>21.396</text:p>
          </table:table-cell>
          <table:table-cell office:value-type="float" office:value="20.837" calcext:value-type="float">
            <text:p>20.837</text:p>
          </table:table-cell>
          <table:table-cell office:value-type="float" office:value="21.306999" calcext:value-type="float">
            <text:p>21.306999</text:p>
          </table:table-cell>
          <table:table-cell office:value-type="float" office:value="21.099001" calcext:value-type="float">
            <text:p>21.099001</text:p>
          </table:table-cell>
          <table:table-cell office:value-type="float" office:value="20.754999" calcext:value-type="float">
            <text:p>20.754999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24" calcext:value-type="float">
            <text:p>22.24</text:p>
          </table:table-cell>
          <table:table-cell office:value-type="float" office:value="22.033001" calcext:value-type="float">
            <text:p>22.033001</text:p>
          </table:table-cell>
          <table:table-cell office:value-type="float" office:value="21.959999" calcext:value-type="float">
            <text:p>21.959999</text:p>
          </table:table-cell>
          <table:table-cell office:value-type="float" office:value="22.167" calcext:value-type="float">
            <text:p>22.167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3.497999" calcext:value-type="float">
            <text:p>23.497999</text:p>
          </table:table-cell>
          <table:table-cell office:value-type="float" office:value="35.959999" calcext:value-type="float">
            <text:p>35.959999</text:p>
          </table:table-cell>
          <table:table-cell office:value-type="float" office:value="37.776001" calcext:value-type="float">
            <text:p>37.776001</text:p>
          </table:table-cell>
          <table:table-cell office:value-type="float" office:value="38.530998" calcext:value-type="float">
            <text:p>38.530998</text:p>
          </table:table-cell>
          <table:table-cell office:value-type="float" office:value="39.506001" calcext:value-type="float">
            <text:p>39.5060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1.771999" calcext:value-type="float">
            <text:p>41.771999</text:p>
          </table:table-cell>
          <table:table-cell office:value-type="float" office:value="41.632999" calcext:value-type="float">
            <text:p>41.632999</text:p>
          </table:table-cell>
          <table:table-cell office:value-type="float" office:value="42.417" calcext:value-type="float">
            <text:p>42.417</text:p>
          </table:table-cell>
          <table:table-cell office:value-type="float" office:value="42.241001" calcext:value-type="float">
            <text:p>42.241001</text:p>
          </table:table-cell>
          <table:table-cell office:value-type="float" office:value="42.348" calcext:value-type="float">
            <text:p>42.34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5.627998" calcext:value-type="float">
            <text:p>45.627998</text:p>
          </table:table-cell>
          <table:table-cell office:value-type="float" office:value="44.924999" calcext:value-type="float">
            <text:p>44.924999</text:p>
          </table:table-cell>
          <table:table-cell office:value-type="float" office:value="44.888" calcext:value-type="float">
            <text:p>44.888</text:p>
          </table:table-cell>
          <table:table-cell office:value-type="float" office:value="43.707001" calcext:value-type="float">
            <text:p>43.707001</text:p>
          </table:table-cell>
          <table:table-cell office:value-type="float" office:value="40.349998" calcext:value-type="float">
            <text:p>40.34999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2.396" calcext:value-type="float">
            <text:p>42.396</text:p>
          </table:table-cell>
          <table:table-cell office:value-type="float" office:value="43.071999" calcext:value-type="float">
            <text:p>43.071999</text:p>
          </table:table-cell>
          <table:table-cell office:value-type="float" office:value="32.451" calcext:value-type="float">
            <text:p>32.451</text:p>
          </table:table-cell>
          <table:table-cell office:value-type="float" office:value="25.025" calcext:value-type="float">
            <text:p>25.025</text:p>
          </table:table-cell>
          <table:table-cell office:value-type="float" office:value="24.545" calcext:value-type="float">
            <text:p>24.54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5.784" calcext:value-type="float">
            <text:p>25.784</text:p>
          </table:table-cell>
          <table:table-cell office:value-type="float" office:value="25.716999" calcext:value-type="float">
            <text:p>25.716999</text:p>
          </table:table-cell>
          <table:table-cell office:value-type="float" office:value="25.667999" calcext:value-type="float">
            <text:p>25.667999</text:p>
          </table:table-cell>
          <table:table-cell office:value-type="float" office:value="25.267" calcext:value-type="float">
            <text:p>25.267</text:p>
          </table:table-cell>
          <table:table-cell office:value-type="float" office:value="25.577" calcext:value-type="float">
            <text:p>25.577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8.094999" calcext:value-type="float">
            <text:p>28.094999</text:p>
          </table:table-cell>
          <table:table-cell office:value-type="float" office:value="27.419001" calcext:value-type="float">
            <text:p>27.419001</text:p>
          </table:table-cell>
          <table:table-cell office:value-type="float" office:value="27.118999" calcext:value-type="float">
            <text:p>27.118999</text:p>
          </table:table-cell>
          <table:table-cell office:value-type="float" office:value="27.166" calcext:value-type="float">
            <text:p>27.166</text:p>
          </table:table-cell>
          <table:table-cell office:value-type="float" office:value="26.997999" calcext:value-type="float">
            <text:p>26.9979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8.316999" calcext:value-type="float">
            <text:p>28.316999</text:p>
          </table:table-cell>
          <table:table-cell office:value-type="float" office:value="27.856001" calcext:value-type="float">
            <text:p>27.856001</text:p>
          </table:table-cell>
          <table:table-cell office:value-type="float" office:value="28.489" calcext:value-type="float">
            <text:p>28.489</text:p>
          </table:table-cell>
          <table:table-cell office:value-type="float" office:value="41.763" calcext:value-type="float">
            <text:p>41.763</text:p>
          </table:table-cell>
          <table:table-cell office:value-type="float" office:value="47.964001" calcext:value-type="float">
            <text:p>47.96400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2.373001" calcext:value-type="float">
            <text:p>52.373001</text:p>
          </table:table-cell>
          <table:table-cell office:value-type="float" office:value="52.303001" calcext:value-type="float">
            <text:p>52.303001</text:p>
          </table:table-cell>
          <table:table-cell office:value-type="float" office:value="52.077" calcext:value-type="float">
            <text:p>52.077</text:p>
          </table:table-cell>
          <table:table-cell office:value-type="float" office:value="52.541" calcext:value-type="float">
            <text:p>52.541</text:p>
          </table:table-cell>
          <table:table-cell office:value-type="float" office:value="52.992001" calcext:value-type="float">
            <text:p>52.992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7" calcext:value-type="float">
            <text:p>0.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5" calcext:value-type="float">
            <text:p>0.6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4" calcext:value-type="float">
            <text:p>0.64</text:p>
          </table:table-cell>
          <table:table-cell office:value-type="float" office:value="0.694" calcext:value-type="float">
            <text:p>0.694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4" calcext:value-type="float">
            <text:p>0.90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11" calcext:value-type="float">
            <text:p>1.011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267" calcext:value-type="float">
            <text:p>1.267</text:p>
          </table:table-cell>
          <table:table-cell office:value-type="float" office:value="1.295" calcext:value-type="float">
            <text:p>1.295</text:p>
          </table:table-cell>
          <table:table-cell office:value-type="float" office:value="1.261" calcext:value-type="float">
            <text:p>1.261</text:p>
          </table:table-cell>
          <table:table-cell office:value-type="float" office:value="1.345" calcext:value-type="float">
            <text:p>1.345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614" calcext:value-type="float">
            <text:p>1.614</text:p>
          </table:table-cell>
          <table:table-cell office:value-type="float" office:value="1.758" calcext:value-type="float">
            <text:p>1.758</text:p>
          </table:table-cell>
          <table:table-cell office:value-type="float" office:value="1.734" calcext:value-type="float">
            <text:p>1.734</text:p>
          </table:table-cell>
          <table:table-cell office:value-type="float" office:value="1.55" calcext:value-type="float">
            <text:p>1.55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.989" calcext:value-type="float">
            <text:p>1.989</text:p>
          </table:table-cell>
          <table:table-cell office:value-type="float" office:value="2.043" calcext:value-type="float">
            <text:p>2.043</text:p>
          </table:table-cell>
          <table:table-cell office:value-type="float" office:value="1.99" calcext:value-type="float">
            <text:p>1.99</text:p>
          </table:table-cell>
          <table:table-cell office:value-type="float" office:value="1.957" calcext:value-type="float">
            <text:p>1.95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588" calcext:value-type="float">
            <text:p>2.588</text:p>
          </table:table-cell>
          <table:table-cell office:value-type="float" office:value="2.449" calcext:value-type="float">
            <text:p>2.449</text:p>
          </table:table-cell>
          <table:table-cell office:value-type="float" office:value="2.479" calcext:value-type="float">
            <text:p>2.479</text:p>
          </table:table-cell>
          <table:table-cell office:value-type="float" office:value="2.404" calcext:value-type="float">
            <text:p>2.404</text:p>
          </table:table-cell>
          <table:table-cell office:value-type="float" office:value="2.378" calcext:value-type="float">
            <text:p>2.37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992" calcext:value-type="float">
            <text:p>2.992</text:p>
          </table:table-cell>
          <table:table-cell office:value-type="float" office:value="3.127" calcext:value-type="float">
            <text:p>3.1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72" calcext:value-type="float">
            <text:p>2.872</text:p>
          </table:table-cell>
          <table:table-cell office:value-type="float" office:value="2.943" calcext:value-type="float">
            <text:p>2.94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3.421" calcext:value-type="float">
            <text:p>3.421</text:p>
          </table:table-cell>
          <table:table-cell office:value-type="float" office:value="3.505" calcext:value-type="float">
            <text:p>3.505</text:p>
          </table:table-cell>
          <table:table-cell office:value-type="float" office:value="3.351" calcext:value-type="float">
            <text:p>3.35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163" calcext:value-type="float">
            <text:p>4.163</text:p>
          </table:table-cell>
          <table:table-cell office:value-type="float" office:value="4.168" calcext:value-type="float">
            <text:p>4.168</text:p>
          </table:table-cell>
          <table:table-cell office:value-type="float" office:value="4.055" calcext:value-type="float">
            <text:p>4.055</text:p>
          </table:table-cell>
          <table:table-cell office:value-type="float" office:value="3.998" calcext:value-type="float">
            <text:p>3.998</text:p>
          </table:table-cell>
          <table:table-cell office:value-type="float" office:value="3.935" calcext:value-type="float">
            <text:p>3.93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752" calcext:value-type="float">
            <text:p>4.752</text:p>
          </table:table-cell>
          <table:table-cell office:value-type="float" office:value="4.736" calcext:value-type="float">
            <text:p>4.736</text:p>
          </table:table-cell>
          <table:table-cell office:value-type="float" office:value="4.839" calcext:value-type="float">
            <text:p>4.839</text:p>
          </table:table-cell>
          <table:table-cell office:value-type="float" office:value="5.061" calcext:value-type="float">
            <text:p>5.061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294" calcext:value-type="float">
            <text:p>5.294</text:p>
          </table:table-cell>
          <table:table-cell office:value-type="float" office:value="5.414" calcext:value-type="float">
            <text:p>5.414</text:p>
          </table:table-cell>
          <table:table-cell office:value-type="float" office:value="5.363" calcext:value-type="float">
            <text:p>5.363</text:p>
          </table:table-cell>
          <table:table-cell office:value-type="float" office:value="5.457" calcext:value-type="float">
            <text:p>5.457</text:p>
          </table:table-cell>
          <table:table-cell office:value-type="float" office:value="5.412" calcext:value-type="float">
            <text:p>5.4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65" calcext:value-type="float">
            <text:p>6.065</text:p>
          </table:table-cell>
          <table:table-cell office:value-type="float" office:value="5.886" calcext:value-type="float">
            <text:p>5.886</text:p>
          </table:table-cell>
          <table:table-cell office:value-type="float" office:value="5.89" calcext:value-type="float">
            <text:p>5.89</text:p>
          </table:table-cell>
          <table:table-cell office:value-type="float" office:value="5.93" calcext:value-type="float">
            <text:p>5.93</text:p>
          </table:table-cell>
          <table:table-cell office:value-type="float" office:value="5.786" calcext:value-type="float">
            <text:p>5.786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6.717" calcext:value-type="float">
            <text:p>6.717</text:p>
          </table:table-cell>
          <table:table-cell office:value-type="float" office:value="6.69" calcext:value-type="float">
            <text:p>6.69</text:p>
          </table:table-cell>
          <table:table-cell office:value-type="float" office:value="6.737" calcext:value-type="float">
            <text:p>6.737</text:p>
          </table:table-cell>
          <table:table-cell office:value-type="float" office:value="6.586" calcext:value-type="float">
            <text:p>6.586</text:p>
          </table:table-cell>
          <table:table-cell office:value-type="float" office:value="6.614" calcext:value-type="float">
            <text:p>6.61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705" calcext:value-type="float">
            <text:p>7.705</text:p>
          </table:table-cell>
          <table:table-cell office:value-type="float" office:value="7.659" calcext:value-type="float">
            <text:p>7.659</text:p>
          </table:table-cell>
          <table:table-cell office:value-type="float" office:value="7.492" calcext:value-type="float">
            <text:p>7.492</text:p>
          </table:table-cell>
          <table:table-cell office:value-type="float" office:value="7.748" calcext:value-type="float">
            <text:p>7.748</text:p>
          </table:table-cell>
          <table:table-cell office:value-type="float" office:value="7.592" calcext:value-type="float">
            <text:p>7.592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8.505" calcext:value-type="float">
            <text:p>8.505</text:p>
          </table:table-cell>
          <table:table-cell office:value-type="float" office:value="8.344" calcext:value-type="float">
            <text:p>8.344</text:p>
          </table:table-cell>
          <table:table-cell office:value-type="float" office:value="8.627" calcext:value-type="float">
            <text:p>8.627</text:p>
          </table:table-cell>
          <table:table-cell office:value-type="float" office:value="8.386" calcext:value-type="float">
            <text:p>8.386</text:p>
          </table:table-cell>
          <table:table-cell office:value-type="float" office:value="8.893" calcext:value-type="float">
            <text:p>8.8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898" calcext:value-type="float">
            <text:p>9.898</text:p>
          </table:table-cell>
          <table:table-cell office:value-type="float" office:value="9.491" calcext:value-type="float">
            <text:p>9.491</text:p>
          </table:table-cell>
          <table:table-cell office:value-type="float" office:value="9.845" calcext:value-type="float">
            <text:p>9.845</text:p>
          </table:table-cell>
          <table:table-cell office:value-type="float" office:value="9.2" calcext:value-type="float">
            <text:p>9.2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343" calcext:value-type="float">
            <text:p>10.343</text:p>
          </table:table-cell>
          <table:table-cell office:value-type="float" office:value="10.248" calcext:value-type="float">
            <text:p>10.248</text:p>
          </table:table-cell>
          <table:table-cell office:value-type="float" office:value="10.243" calcext:value-type="float">
            <text:p>10.243</text:p>
          </table:table-cell>
          <table:table-cell office:value-type="float" office:value="10.139" calcext:value-type="float">
            <text:p>10.139</text:p>
          </table:table-cell>
          <table:table-cell office:value-type="float" office:value="10.221" calcext:value-type="float">
            <text:p>10.22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.412" calcext:value-type="float">
            <text:p>11.412</text:p>
          </table:table-cell>
          <table:table-cell office:value-type="float" office:value="11.21" calcext:value-type="float">
            <text:p>11.21</text:p>
          </table:table-cell>
          <table:table-cell office:value-type="float" office:value="11.104" calcext:value-type="float">
            <text:p>11.104</text:p>
          </table:table-cell>
          <table:table-cell office:value-type="float" office:value="11.791" calcext:value-type="float">
            <text:p>11.791</text:p>
          </table:table-cell>
          <table:table-cell office:value-type="float" office:value="14.783" calcext:value-type="float">
            <text:p>14.783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.766" calcext:value-type="float">
            <text:p>11.766</text:p>
          </table:table-cell>
          <table:table-cell office:value-type="float" office:value="12.267" calcext:value-type="float">
            <text:p>12.267</text:p>
          </table:table-cell>
          <table:table-cell office:value-type="float" office:value="12.194" calcext:value-type="float">
            <text:p>12.194</text:p>
          </table:table-cell>
          <table:table-cell office:value-type="float" office:value="12.337" calcext:value-type="float">
            <text:p>12.337</text:p>
          </table:table-cell>
          <table:table-cell office:value-type="float" office:value="12.074" calcext:value-type="float">
            <text:p>12.0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6" calcext:value-type="float">
            <text:p>13.136</text:p>
          </table:table-cell>
          <table:table-cell office:value-type="float" office:value="13.043" calcext:value-type="float">
            <text:p>13.043</text:p>
          </table:table-cell>
          <table:table-cell office:value-type="float" office:value="13.33" calcext:value-type="float">
            <text:p>13.33</text:p>
          </table:table-cell>
          <table:table-cell office:value-type="float" office:value="13.062" calcext:value-type="float">
            <text:p>13.062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4.804" calcext:value-type="float">
            <text:p>14.804</text:p>
          </table:table-cell>
          <table:table-cell office:value-type="float" office:value="14.536" calcext:value-type="float">
            <text:p>14.536</text:p>
          </table:table-cell>
          <table:table-cell office:value-type="float" office:value="14.711" calcext:value-type="float">
            <text:p>14.711</text:p>
          </table:table-cell>
          <table:table-cell office:value-type="float" office:value="14.484" calcext:value-type="float">
            <text:p>14.484</text:p>
          </table:table-cell>
          <table:table-cell office:value-type="float" office:value="14.561" calcext:value-type="float">
            <text:p>14.56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.871" calcext:value-type="float">
            <text:p>15.871</text:p>
          </table:table-cell>
          <table:table-cell office:value-type="float" office:value="15.759" calcext:value-type="float">
            <text:p>15.759</text:p>
          </table:table-cell>
          <table:table-cell office:value-type="float" office:value="15.919" calcext:value-type="float">
            <text:p>15.919</text:p>
          </table:table-cell>
          <table:table-cell office:value-type="float" office:value="15.619" calcext:value-type="float">
            <text:p>15.619</text:p>
          </table:table-cell>
          <table:table-cell office:value-type="float" office:value="15.827" calcext:value-type="float">
            <text:p>15.827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.966" calcext:value-type="float">
            <text:p>16.966</text:p>
          </table:table-cell>
          <table:table-cell office:value-type="float" office:value="24.445999" calcext:value-type="float">
            <text:p>24.445999</text:p>
          </table:table-cell>
          <table:table-cell office:value-type="float" office:value="24.985001" calcext:value-type="float">
            <text:p>24.985001</text:p>
          </table:table-cell>
          <table:table-cell office:value-type="float" office:value="26.658001" calcext:value-type="float">
            <text:p>26.658001</text:p>
          </table:table-cell>
          <table:table-cell office:value-type="float" office:value="26.941" calcext:value-type="float">
            <text:p>26.94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" calcext:value-type="float">
            <text:p>29</text:p>
          </table:table-cell>
          <table:table-cell office:value-type="float" office:value="28.888" calcext:value-type="float">
            <text:p>28.888</text:p>
          </table:table-cell>
          <table:table-cell office:value-type="float" office:value="29.18" calcext:value-type="float">
            <text:p>29.18</text:p>
          </table:table-cell>
          <table:table-cell office:value-type="float" office:value="29.249001" calcext:value-type="float">
            <text:p>29.249001</text:p>
          </table:table-cell>
          <table:table-cell office:value-type="float" office:value="29.370001" calcext:value-type="float">
            <text:p>29.370001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2.046001" calcext:value-type="float">
            <text:p>32.046001</text:p>
          </table:table-cell>
          <table:table-cell office:value-type="float" office:value="23.445999" calcext:value-type="float">
            <text:p>23.445999</text:p>
          </table:table-cell>
          <table:table-cell office:value-type="float" office:value="20.457001" calcext:value-type="float">
            <text:p>20.457001</text:p>
          </table:table-cell>
          <table:table-cell office:value-type="float" office:value="19.608" calcext:value-type="float">
            <text:p>19.608</text:p>
          </table:table-cell>
          <table:table-cell office:value-type="float" office:value="19.739" calcext:value-type="float">
            <text:p>19.73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1.546" calcext:value-type="float">
            <text:p>21.546</text:p>
          </table:table-cell>
          <table:table-cell office:value-type="float" office:value="21.094999" calcext:value-type="float">
            <text:p>21.094999</text:p>
          </table:table-cell>
          <table:table-cell office:value-type="float" office:value="20.999001" calcext:value-type="float">
            <text:p>20.999001</text:p>
          </table:table-cell>
          <table:table-cell office:value-type="float" office:value="21.281" calcext:value-type="float">
            <text:p>21.281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443001" calcext:value-type="float">
            <text:p>22.443001</text:p>
          </table:table-cell>
          <table:table-cell office:value-type="float" office:value="22.259001" calcext:value-type="float">
            <text:p>22.259001</text:p>
          </table:table-cell>
          <table:table-cell office:value-type="float" office:value="22.194" calcext:value-type="float">
            <text:p>22.194</text:p>
          </table:table-cell>
          <table:table-cell office:value-type="float" office:value="22.014" calcext:value-type="float">
            <text:p>22.014</text:p>
          </table:table-cell>
          <table:table-cell office:value-type="float" office:value="22.214001" calcext:value-type="float">
            <text:p>22.21400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143999" calcext:value-type="float">
            <text:p>29.143999</text:p>
          </table:table-cell>
          <table:table-cell office:value-type="float" office:value="34.757" calcext:value-type="float">
            <text:p>34.757</text:p>
          </table:table-cell>
          <table:table-cell office:value-type="float" office:value="38.145" calcext:value-type="float">
            <text:p>38.145</text:p>
          </table:table-cell>
          <table:table-cell office:value-type="float" office:value="39.098999" calcext:value-type="float">
            <text:p>39.098999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1.661999" calcext:value-type="float">
            <text:p>41.661999</text:p>
          </table:table-cell>
          <table:table-cell office:value-type="float" office:value="41.762001" calcext:value-type="float">
            <text:p>41.762001</text:p>
          </table:table-cell>
          <table:table-cell office:value-type="float" office:value="42.359001" calcext:value-type="float">
            <text:p>42.359001</text:p>
          </table:table-cell>
          <table:table-cell office:value-type="float" office:value="42.013" calcext:value-type="float">
            <text:p>42.013</text:p>
          </table:table-cell>
          <table:table-cell office:value-type="float" office:value="42.527" calcext:value-type="float">
            <text:p>42.52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5.352001" calcext:value-type="float">
            <text:p>45.352001</text:p>
          </table:table-cell>
          <table:table-cell office:value-type="float" office:value="44.775002" calcext:value-type="float">
            <text:p>44.775002</text:p>
          </table:table-cell>
          <table:table-cell office:value-type="float" office:value="45.233002" calcext:value-type="float">
            <text:p>45.233002</text:p>
          </table:table-cell>
          <table:table-cell office:value-type="float" office:value="42.111" calcext:value-type="float">
            <text:p>42.111</text:p>
          </table:table-cell>
          <table:table-cell office:value-type="float" office:value="40.467999" calcext:value-type="float">
            <text:p>40.467999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3.558998" calcext:value-type="float">
            <text:p>43.558998</text:p>
          </table:table-cell>
          <table:table-cell office:value-type="float" office:value="42.277" calcext:value-type="float">
            <text:p>42.277</text:p>
          </table:table-cell>
          <table:table-cell office:value-type="float" office:value="27.820999" calcext:value-type="float">
            <text:p>27.820999</text:p>
          </table:table-cell>
          <table:table-cell office:value-type="float" office:value="24.884001" calcext:value-type="float">
            <text:p>24.884001</text:p>
          </table:table-cell>
          <table:table-cell office:value-type="float" office:value="24.591" calcext:value-type="float">
            <text:p>24.59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18999" calcext:value-type="float">
            <text:p>25.618999</text:p>
          </table:table-cell>
          <table:table-cell office:value-type="float" office:value="25.702999" calcext:value-type="float">
            <text:p>25.702999</text:p>
          </table:table-cell>
          <table:table-cell office:value-type="float" office:value="25.282" calcext:value-type="float">
            <text:p>25.282</text:p>
          </table:table-cell>
          <table:table-cell office:value-type="float" office:value="26.322001" calcext:value-type="float">
            <text:p>26.322001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7.413" calcext:value-type="float">
            <text:p>27.413</text:p>
          </table:table-cell>
          <table:table-cell office:value-type="float" office:value="27.507" calcext:value-type="float">
            <text:p>27.507</text:p>
          </table:table-cell>
          <table:table-cell office:value-type="float" office:value="27.045" calcext:value-type="float">
            <text:p>27.045</text:p>
          </table:table-cell>
          <table:table-cell office:value-type="float" office:value="27.249001" calcext:value-type="float">
            <text:p>27.249001</text:p>
          </table:table-cell>
          <table:table-cell office:value-type="float" office:value="26.854" calcext:value-type="float">
            <text:p>26.85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27.978001" calcext:value-type="float">
            <text:p>27.978001</text:p>
          </table:table-cell>
          <table:table-cell office:value-type="float" office:value="28.931999" calcext:value-type="float">
            <text:p>28.931999</text:p>
          </table:table-cell>
          <table:table-cell office:value-type="float" office:value="47.182999" calcext:value-type="float">
            <text:p>47.182999</text:p>
          </table:table-cell>
          <table:table-cell office:value-type="float" office:value="48.880001" calcext:value-type="float">
            <text:p>48.88000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1.743999" calcext:value-type="float">
            <text:p>51.743999</text:p>
          </table:table-cell>
          <table:table-cell office:value-type="float" office:value="52.276001" calcext:value-type="float">
            <text:p>52.276001</text:p>
          </table:table-cell>
          <table:table-cell office:value-type="float" office:value="52.844002" calcext:value-type="float">
            <text:p>52.844002</text:p>
          </table:table-cell>
          <table:table-cell office:value-type="float" office:value="52.332001" calcext:value-type="float">
            <text:p>52.332001</text:p>
          </table:table-cell>
          <table:table-cell office:value-type="float" office:value="52.380001" calcext:value-type="float">
            <text:p>52.3800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.825001" calcext:value-type="float">
            <text:p>55.825001</text:p>
          </table:table-cell>
          <table:table-cell office:value-type="float" office:value="55.803001" calcext:value-type="float">
            <text:p>55.803001</text:p>
          </table:table-cell>
          <table:table-cell office:value-type="float" office:value="56.459" calcext:value-type="float">
            <text:p>56.459</text:p>
          </table:table-cell>
          <table:table-cell office:value-type="float" office:value="55.776001" calcext:value-type="float">
            <text:p>55.776001</text:p>
          </table:table-cell>
          <table:table-cell office:value-type="float" office:value="54.091999" calcext:value-type="float">
            <text:p>54.091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7T14:24:02.704000000</dc:date>
    <meta:editing-duration>PT4M37S</meta:editing-duration>
    <meta:editing-cycles>1</meta:editing-cycles>
    <meta:document-statistic meta:table-count="1" meta:cell-count="714" meta:object-count="3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28cm" svg:height="13.574cm" xlink:href=".." xlink:type="simple" chart:class="chart:scatter" chart:style-name="ch1">
        <chart:title svg:x="7.507cm" svg:y="0.407cm" chart:style-name="ch2">
          <text:p>AVERAGE RADIX SORT</text:p>
        </chart:title>
        <chart:legend chart:legend-position="end" svg:x="17.302cm" svg:y="6.488cm" style:legend-expansion="high" chart:style-name="ch3"/>
        <chart:plot-area chart:style-name="ch4" table:cell-range-address="Sheet1.A2:Sheet1.A32 Sheet1.F2:Sheet1.F32" svg:x="0.402cm" svg:y="1.457cm" svg:width="16.498cm" svg:height="11.846cm">
          <chart:coordinate-region svg:x="1.023cm" svg:y="1.657cm" svg:width="15.412cm" svg:height="10.9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32" chart:class="chart:scatter">
            <chart:domain table:cell-range-address="Sheet1.A2:Sheet1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32</svg:desc>
                </draw:g>
              </table:table-cell>
              <table:table-cell office:value-type="float" office:value="0.078">
                <text:p>0.078</text:p>
                <draw:g>
                  <svg:desc>Sheet1.F2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">
                <text:p>12500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0">
                <text:p>17500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00">
                <text:p>225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0">
                <text:p>27500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2.237">
                <text:p>2.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0">
                <text:p>325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0">
                <text:p>3500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500">
                <text:p>37500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3.703">
                <text:p>3.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00">
                <text:p>42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0">
                <text:p>4500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00">
                <text:p>47500</text:p>
              </table:table-cell>
              <table:table-cell office:value-type="float" office:value="5.145">
                <text:p>5.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5.697">
                <text:p>5.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00">
                <text:p>5250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00">
                <text:p>55000</text:p>
              </table:table-cell>
              <table:table-cell office:value-type="float" office:value="6.956">
                <text:p>6.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500">
                <text:p>57500</text:p>
              </table:table-cell>
              <table:table-cell office:value-type="float" office:value="7.829">
                <text:p>7.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8.031">
                <text:p>8.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500">
                <text:p>62500</text:p>
              </table:table-cell>
              <table:table-cell office:value-type="float" office:value="8.672">
                <text:p>8.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000">
                <text:p>65000</text:p>
              </table:table-cell>
              <table:table-cell office:value-type="float" office:value="9.533">
                <text:p>9.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500">
                <text:p>67500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00">
                <text:p>70000</text:p>
              </table:table-cell>
              <table:table-cell office:value-type="float" office:value="10.844">
                <text:p>10.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500">
                <text:p>72500</text:p>
              </table:table-cell>
              <table:table-cell office:value-type="float" office:value="11.822">
                <text:p>11.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000">
                <text:p>75000</text:p>
              </table:table-cell>
              <table:table-cell office:value-type="float" office:value="12.259">
                <text:p>12.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500">
                <text:p>77500</text:p>
              </table:table-cell>
              <table:table-cell office:value-type="float" office:value="13.471">
                <text:p>13.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00">
                <text:p>80000</text:p>
              </table:table-cell>
              <table:table-cell office:value-type="float" office:value="22.573999">
                <text:p>22.573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6cm" svg:height="12.033cm" xlink:href=".." xlink:type="simple" chart:class="chart:scatter" chart:style-name="ch1">
        <chart:title svg:x="8.464cm" svg:y="0.376cm" chart:style-name="ch2">
          <text:p>BEST CASE RADIX SORT</text:p>
        </chart:title>
        <chart:legend chart:legend-position="end" svg:x="19.56cm" svg:y="5.717cm" style:legend-expansion="high" chart:style-name="ch3"/>
        <chart:plot-area chart:style-name="ch4" table:cell-range-address="Sheet1.A42:Sheet1.A69 Sheet1.F42:Sheet1.F69" svg:x="0.447cm" svg:y="1.395cm" svg:width="18.666cm" svg:height="10.398cm">
          <chart:coordinate-region svg:x="1.068cm" svg:y="1.594cm" svg:width="17.58cm" svg:height="9.5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42:Sheet1.F69" chart:class="chart:scatter">
            <chart:domain table:cell-range-address="Sheet1.A42:Sheet1.A6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2:Sheet1.A69</svg:desc>
                </draw:g>
              </table:table-cell>
              <table:table-cell office:value-type="float" office:value="0.038">
                <text:p>0.038</text:p>
                <draw:g>
                  <svg:desc>Sheet1.F42:Sheet1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536">
                <text:p>2.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959">
                <text:p>3.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996">
                <text:p>4.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425">
                <text:p>5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927">
                <text:p>5.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95">
                <text:p>6.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582">
                <text:p>8.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0.029">
                <text:p>10.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3.088">
                <text:p>13.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4.524">
                <text:p>14.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5.891">
                <text:p>15.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6.872">
                <text:p>26.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9.562">
                <text:p>29.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17cm" svg:height="11.821cm" xlink:href=".." xlink:type="simple" chart:class="chart:scatter" chart:style-name="ch1">
        <chart:title svg:x="10.841cm" svg:y="0.372cm" chart:style-name="ch2">
          <text:p>WOEST CASE RADIX SORT</text:p>
        </chart:title>
        <chart:legend chart:legend-position="end" svg:x="24.791cm" svg:y="5.611cm" style:legend-expansion="high" chart:style-name="ch3"/>
        <chart:plot-area chart:style-name="ch4" table:cell-range-address="Sheet1.A83:Sheet1.A110 Sheet1.F83:Sheet1.F110" svg:x="0.552cm" svg:y="1.387cm" svg:width="23.687cm" svg:height="10.198cm">
          <chart:coordinate-region svg:x="1.173cm" svg:y="1.586cm" svg:width="22.601cm" svg:height="9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83:Sheet1.F110" chart:class="chart:scatter">
            <chart:domain table:cell-range-address="Sheet1.A83:Sheet1.A11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3:Sheet1.A110</svg:desc>
                </draw:g>
              </table:table-cell>
              <table:table-cell office:value-type="float" office:value="0.051">
                <text:p>0.051</text:p>
                <draw:g>
                  <svg:desc>Sheet1.F83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943">
                <text:p>2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893">
                <text:p>8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4.783">
                <text:p>14.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3.062">
                <text:p>13.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4.561">
                <text:p>14.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5.827">
                <text:p>15.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6.941">
                <text:p>26.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9.370001">
                <text:p>29.37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